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7876BE9D.png" manifest:media-type="image/png"/>
  <manifest:file-entry manifest:full-path="Pictures/1000332C00000BCC00000BCCDED03EE3.svg" manifest:media-type="image/svg+xml"/>
  <manifest:file-entry manifest:full-path="Pictures/100002010000006C0000006C0BB37233.png" manifest:media-type="image/png"/>
  <manifest:file-entry manifest:full-path="Pictures/1000133100000B2200000B2205E62056.svg" manifest:media-type="image/svg+xml"/>
  <manifest:file-entry manifest:full-path="Pictures/100002010000007100000071A7D9C1CE.png" manifest:media-type="image/png"/>
  <manifest:file-entry manifest:full-path="Pictures/1000020100000072000000723163390C.png" manifest:media-type="image/png"/>
  <manifest:file-entry manifest:full-path="Pictures/100034A700000BCC00000BCC34466FB7.svg" manifest:media-type="image/svg+xml"/>
  <manifest:file-entry manifest:full-path="Pictures/10001A9900000BB000000BB067687AF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91cm" svg:height="2.991cm" svg:x="1.897cm" svg:y="4.5cm">
          <draw:image xlink:href="Pictures/10001A9900000BB000000BB067687AF0.svg" xlink:type="simple" xlink:show="embed" xlink:actuate="onLoad">
            <text:p/>
          </draw:image>
          <draw:image xlink:href="Pictures/100002010000007100000071A7D9C1CE.png" xlink:type="simple" xlink:show="embed" xlink:actuate="onLoad"/>
        </draw:frame>
        <draw:frame draw:style-name="gr1" draw:text-style-name="P1" draw:layer="layout" svg:width="2.991cm" svg:height="2.991cm" svg:x="1.897cm" svg:y="8.945cm">
          <draw:image xlink:href="Pictures/10001A9900000BB000000BB067687AF0.svg" xlink:type="simple" xlink:show="embed" xlink:actuate="onLoad">
            <text:p/>
          </draw:image>
          <draw:image xlink:href="Pictures/100002010000007100000071A7D9C1CE.png" xlink:type="simple" xlink:show="embed" xlink:actuate="onLoad"/>
        </draw:frame>
        <draw:frame draw:style-name="gr1" draw:text-style-name="P1" draw:layer="layout" svg:width="2.991cm" svg:height="2.991cm" svg:x="1.9cm" svg:y="13.644cm">
          <draw:image xlink:href="Pictures/10001A9900000BB000000BB067687AF0.svg" xlink:type="simple" xlink:show="embed" xlink:actuate="onLoad">
            <text:p/>
          </draw:image>
          <draw:image xlink:href="Pictures/100002010000007100000071A7D9C1CE.png" xlink:type="simple" xlink:show="embed" xlink:actuate="onLoad"/>
        </draw:frame>
        <draw:frame draw:style-name="gr1" draw:text-style-name="P1" draw:layer="layout" svg:width="3.019cm" svg:height="3.019cm" svg:x="16.918cm" svg:y="8.931cm">
          <draw:image xlink:href="Pictures/100034A700000BCC00000BCC34466FB7.svg" xlink:type="simple" xlink:show="embed" xlink:actuate="onLoad">
            <text:p/>
          </draw:image>
          <draw:image xlink:href="Pictures/1000020100000072000000723163390C.png" xlink:type="simple" xlink:show="embed" xlink:actuate="onLoad"/>
        </draw:frame>
        <draw:frame draw:style-name="gr2" draw:text-style-name="P2" draw:layer="layout" svg:width="2.849cm" svg:height="2.849cm" svg:x="24.963cm" svg:y="4.572cm">
          <draw:image xlink:href="Pictures/1000133100000B2200000B2205E62056.svg" xlink:type="simple" xlink:show="embed" xlink:actuate="onLoad">
            <text:p text:style-name="P2"/>
          </draw:image>
          <draw:image xlink:href="Pictures/100002010000006C0000006C0BB37233.png" xlink:type="simple" xlink:show="embed" xlink:actuate="onLoad"/>
        </draw:frame>
        <draw:frame draw:style-name="gr1" draw:text-style-name="P1" draw:layer="layout" svg:width="2.849cm" svg:height="2.849cm" svg:x="24.938cm" svg:y="9.011cm">
          <draw:image xlink:href="Pictures/1000133100000B2200000B2205E62056.svg" xlink:type="simple" xlink:show="embed" xlink:actuate="onLoad">
            <text:p/>
          </draw:image>
          <draw:image xlink:href="Pictures/100002010000006C0000006C0BB37233.png" xlink:type="simple" xlink:show="embed" xlink:actuate="onLoad"/>
        </draw:frame>
        <draw:frame draw:style-name="gr1" draw:text-style-name="P1" draw:layer="layout" svg:width="2.849cm" svg:height="2.849cm" svg:x="24.929cm" svg:y="13.655cm">
          <draw:image xlink:href="Pictures/1000133100000B2200000B2205E62056.svg" xlink:type="simple" xlink:show="embed" xlink:actuate="onLoad">
            <text:p/>
          </draw:image>
          <draw:image xlink:href="Pictures/100002010000006C0000006C0BB37233.png" xlink:type="simple" xlink:show="embed" xlink:actuate="onLoad"/>
        </draw:frame>
        <draw:frame draw:style-name="gr1" draw:text-style-name="P1" draw:layer="layout" svg:width="3.019cm" svg:height="3.019cm" svg:x="9.412cm" svg:y="8.933cm">
          <draw:image xlink:href="Pictures/1000332C00000BCC00000BCCDED03EE3.svg" xlink:type="simple" xlink:show="embed" xlink:actuate="onLoad">
            <text:p/>
          </draw:image>
          <draw:image xlink:href="Pictures/1000020100000072000000727876BE9D.png" xlink:type="simple" xlink:show="embed" xlink:actuate="onLoad"/>
        </draw:frame>
        <draw:frame draw:style-name="gr3" draw:layer="layout" svg:width="4.265cm" svg:height="0.962cm" svg:x="1.3cm" svg:y="7.421cm">
          <draw:text-box>
            <text:p>Configuration</text:p>
          </draw:text-box>
        </draw:frame>
        <draw:frame draw:style-name="gr3" draw:layer="layout" svg:width="2.534cm" svg:height="0.962cm" svg:x="2.2cm" svg:y="11.993cm">
          <draw:text-box>
            <text:p>Victims</text:p>
          </draw:text-box>
        </draw:frame>
        <draw:frame draw:style-name="gr3" draw:layer="layout" svg:width="2.475cm" svg:height="0.962cm" svg:x="2.208cm" svg:y="16.692cm">
          <draw:text-box>
            <text:p>Pranks</text:p>
          </draw:text-box>
        </draw:frame>
        <draw:line draw:style-name="gr4" draw:text-style-name="P1" draw:layer="layout" svg:x1="4.948cm" svg:y1="15.168cm" svg:x2="9.393cm" svg:y2="11.231cm">
          <text:p/>
        </draw:line>
        <draw:line draw:style-name="gr4" draw:text-style-name="P1" draw:layer="layout" svg:x1="4.948cm" svg:y1="10.469cm" svg:x2="9.393cm" svg:y2="10.469cm">
          <text:p/>
        </draw:line>
        <draw:line draw:style-name="gr4" draw:text-style-name="P1" draw:layer="layout" svg:x1="4.948cm" svg:y1="6.024cm" svg:x2="9.393cm" svg:y2="9.707cm">
          <text:p/>
        </draw:line>
        <draw:line draw:style-name="gr5" draw:text-style-name="P1" draw:layer="layout" svg:x1="12.441cm" svg:y1="10.469cm" svg:x2="16.886cm" svg:y2="10.469cm">
          <text:p/>
        </draw:line>
        <draw:line draw:style-name="gr4" draw:text-style-name="P1" draw:layer="layout" svg:x1="19.934cm" svg:y1="10.469cm" svg:x2="24.887cm" svg:y2="10.469cm">
          <text:p/>
        </draw:line>
        <draw:line draw:style-name="gr4" draw:text-style-name="P1" draw:layer="layout" svg:x1="19.934cm" svg:y1="9.707cm" svg:x2="24.887cm" svg:y2="6.024cm">
          <text:p/>
        </draw:line>
        <draw:line draw:style-name="gr4" draw:text-style-name="P1" draw:layer="layout" svg:x1="19.934cm" svg:y1="11.231cm" svg:x2="24.887cm" svg:y2="15.168cm">
          <text:p/>
        </draw:line>
        <draw:frame draw:style-name="gr3" draw:layer="layout" svg:width="4.38cm" svg:height="0.962cm" svg:x="8.728cm" svg:y="11.993cm">
          <draw:text-box>
            <text:p>SMTPrank.jar</text:p>
          </draw:text-box>
        </draw:frame>
        <draw:frame draw:style-name="gr3" draw:text-style-name="P1" draw:layer="layout" svg:width="3.347cm" svg:height="1.673cm" svg:x="16.84cm" svg:y="11.982cm">
          <draw:text-box>
            <text:p text:style-name="P1">MSA/MTA</text:p>
            <text:p text:style-name="P1">(MOCK)</text:p>
          </draw:text-box>
        </draw:frame>
        <draw:frame draw:style-name="gr3" draw:layer="layout" svg:width="3.351cm" svg:height="0.962cm" svg:x="24.768cm" svg:y="7.475cm">
          <draw:text-box>
            <text:p>Victim n°1</text:p>
          </draw:text-box>
        </draw:frame>
        <draw:frame draw:style-name="gr3" draw:layer="layout" svg:width="3.351cm" svg:height="0.962cm" svg:x="24.787cm" svg:y="11.993cm">
          <draw:text-box>
            <text:p>Victim n°2</text:p>
          </draw:text-box>
        </draw:frame>
        <draw:frame draw:style-name="gr3" draw:layer="layout" svg:width="3.351cm" svg:height="0.962cm" svg:x="24.738cm" svg:y="16.692cm">
          <draw:text-box>
            <text:p>Victim n°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1:23:43.585012040</meta:creation-date>
    <dc:date>2016-04-09T11:49:24.297647599</dc:date>
    <meta:editing-duration>PT10M29S</meta:editing-duration>
    <meta:editing-cycles>2</meta:editing-cycles>
    <meta:generator>LibreOffice/4.3.7.2$Linux_X86_64 LibreOffice_project/430$Build-2</meta:generator>
    <meta:document-statistic meta:object-count="23"/>
  </office:meta>
</office:document-meta>
</file>